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Antonio Maria Sexto Ysaias Delgado De Pasquale </text:span></text:p>
      <text:p text:style-name="P34"><text:span text:style-name="T20">DEL 01/01/2021 al 31/12/2021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706186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